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74522100565759313" text:style-name="L1">
        <text:list-item>
          <text:p text:style-name="P1">Virksomhedsanalyse</text:p>
        </text:list-item>
        <text:list-item>
          <text:p text:style-name="P1">Projektetablering</text:p>
        </text:list-item>
        <text:list-item>
          <text:p text:style-name="P1">Inception</text:p>
        </text:list-item>
        <text:list-item>
          <text:p text:style-name="P1">Iteratio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4S</meta:editing-duration>
    <meta:editing-cycles>3</meta:editing-cycles>
    <meta:generator>OpenOffice/4.1.1$Win32 OpenOffice.org_project/411m6$Build-9775</meta:generator>
    <dc:date>2015-05-20T09:25:25.90</dc:date>
    <meta:document-statistic meta:table-count="0" meta:image-count="0" meta:object-count="0" meta:page-count="1" meta:paragraph-count="4" meta:word-count="8" meta:character-count="59"/>
    <meta:user-defined meta:name="Info 1"/>
    <meta:user-defined meta:name="Info 2"/>
    <meta:user-defined meta:name="Info 3"/>
    <meta:user-defined meta:name="Info 4"/>
  </office:meta>
</office:document-meta>
</file>